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9900ff" draw:marker-start-width="0.509cm" draw:marker-end="Arrow" draw:marker-end-width="0.356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fo:min-height="0.639cm"/>
    </style:style>
    <style:style style:name="gr3" style:family="graphic" style:parent-style-name="objectwithoutfill">
      <style:graphic-properties svg:stroke-width="0.051cm" svg:stroke-color="#ff9900" draw:marker-start-width="0.355cm" draw:marker-end="Arrow" draw:marker-end-width="0.33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9900ff" style:font-name="Fira Sans" fo:font-size="18pt" style:font-size-asian="18pt" style:font-size-complex="18pt"/>
    </style:style>
    <style:style style:name="T1" style:family="text">
      <style:text-properties fo:color="#9900ff" style:font-name="Fira Sans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64cm" svg:y1="8.304cm" svg:x2="1.964cm" svg:y2="2.589cm">
          <text:p/>
        </draw:line>
        <draw:line draw:style-name="gr1" draw:text-style-name="P1" draw:layer="layout" svg:x1="1.993cm" svg:y1="8.334cm" svg:x2="7.708cm" svg:y2="8.334cm">
          <text:p/>
        </draw:line>
        <draw:frame draw:style-name="gr2" draw:text-style-name="P2" draw:layer="layout" svg:width="0.765cm" svg:height="0.889cm" svg:x="1.551cm" svg:y="1.535cm">
          <draw:text-box>
            <text:p><text:span text:style-name="T1">x</text:span></text:p>
          </draw:text-box>
        </draw:frame>
        <draw:frame draw:style-name="gr2" draw:text-style-name="P2" draw:layer="layout" svg:width="0.757cm" svg:height="0.889cm" svg:x="7.609cm" svg:y="7.893cm">
          <draw:text-box>
            <text:p><text:span text:style-name="T1">t</text:span></text:p>
          </draw:text-box>
        </draw:frame>
        <draw:line draw:style-name="gr3" draw:text-style-name="P1" draw:layer="layout" svg:x1="1.965cm" svg:y1="7.179cm" svg:x2="3.286cm" svg:y2="4.556cm">
          <text:p/>
        </draw:line>
        <draw:line draw:style-name="gr3" draw:text-style-name="P1" draw:layer="layout" svg:x1="3.353cm" svg:y1="4.493cm" svg:x2="4.683cm" svg:y2="3.667cm">
          <text:p/>
        </draw:line>
        <draw:line draw:style-name="gr3" draw:text-style-name="P1" draw:layer="layout" svg:x1="4.74cm" svg:y1="3.706cm" svg:x2="6.08cm" svg:y2="3.667cm">
          <text:p/>
        </draw:line>
        <draw:line draw:style-name="gr3" draw:text-style-name="P1" draw:layer="layout" svg:x1="6.14cm" svg:y1="3.68cm" svg:x2="7.47cm" svg:y2="4.506cm">
          <text:p/>
        </draw:line>
        <draw:line draw:style-name="gr3" draw:text-style-name="P1" draw:layer="layout" svg:x1="7.453cm" svg:y1="4.569cm" svg:x2="8.774cm" svg:y2="7.192cm">
          <text:p/>
        </draw:line>
        <draw:frame draw:style-name="gr2" draw:text-style-name="P2" draw:layer="layout" svg:width="0.765cm" svg:height="0.889cm" svg:x="2.552cm" svg:y="5.536cm">
          <draw:text-box>
            <text:p><text:span text:style-name="T1">a</text:span></text:p>
          </draw:text-box>
        </draw:frame>
        <draw:frame draw:style-name="gr2" draw:text-style-name="P2" draw:layer="layout" svg:width="0.765cm" svg:height="0.889cm" svg:x="3.153cm" svg:y="3.437cm">
          <draw:text-box>
            <text:p><text:span text:style-name="T1">b</text:span></text:p>
          </draw:text-box>
        </draw:frame>
        <draw:frame draw:style-name="gr2" draw:text-style-name="P2" draw:layer="layout" svg:width="0.765cm" svg:height="0.889cm" svg:x="4.807cm" svg:y="2.778cm">
          <draw:text-box>
            <text:p><text:span text:style-name="T1">c</text:span></text:p>
          </draw:text-box>
        </draw:frame>
        <draw:frame draw:style-name="gr2" draw:text-style-name="P2" draw:layer="layout" svg:width="0.765cm" svg:height="0.889cm" svg:x="6.331cm" svg:y="3.159cm">
          <draw:text-box>
            <text:p><text:span text:style-name="T1">d</text:span></text:p>
          </draw:text-box>
        </draw:frame>
        <draw:frame draw:style-name="gr2" draw:text-style-name="P2" draw:layer="layout" svg:width="0.765cm" svg:height="0.889cm" svg:x="7.22cm" svg:y="5.445cm">
          <draw:text-box>
            <text:p><text:span text:style-name="T1">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11:36:07.341777000</meta:creation-date>
    <dc:date>2017-06-21T17:34:47.814869000</dc:date>
    <meta:editing-duration>PT18M32S</meta:editing-duration>
    <meta:editing-cycles>5</meta:editing-cycles>
    <meta:generator>LibreOffice/5.3.2.2$MacOSX_X86_64 LibreOffice_project/6cd4f1ef626f15116896b1d8e1398b56da0d0ee1</meta:generator>
    <meta:document-statistic meta:object-count="14"/>
  </office:meta>
</office:document-meta>
</file>